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Nadpis1" style:family="paragraph">
      <style:paragraph-properties fo:margin-bottom="0in"/>
    </style:style>
    <style:style style:name="P20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4/2024</text:p>
            <text:p text:style-name="Normální">KVOP-25126/2024</text:p>
            <text:p text:style-name="Normální">25. 06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O.</text:p>
            <text:p text:style-name="Normální"><text:s text:c="5"/></text:p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<text:s/>O.,</text:p>
      <text:p text:style-name="Základnítext">dne<text:s/>18. června 2024<text:s/>jsme obdrželi Vaši žádost o informace. Žádáte nás o<text:s/>zprostředkování spisu 11981/2022/VOP, který se týká šetření o přístupu k romským uprchlíkům z Ukrajiny.</text:p>
      <text:p text:style-name="Základnítext"><text:span text:style-name="Silné">Dáváme</text:span><text:span text:style-name="Silné"><text:s/></text:span><text:span text:style-name="Silné">Vám tyto</text:span><text:span text:style-name="Silné"><text:s/>informace</text:span>:</text:p>
      <text:p text:style-name="Základnítext">V příloze Vám přikládám úřední záznamy z místního šetření na K.<text:s/>v Praze, Zlíně a Brně. Přikládám i záznam z místního šetření ve V. L., kde byli jednu dobu ubytováni převážně romští držitelé dočasné ochrany. Současně Vám zasílám odpověď ministra vnitra Víta Rakušana na zprávu o šetření veřejného ochránce práv a záznam o jednání mezi ministrem a tehdejší zástupkyní veřejného ochránce práv.</text:p>
      <text:p text:style-name="Základnítext">S pozdravem</text:p>
      <text:p text:style-name="P18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odpis"/>
      <text:p text:style-name="podpis"/>
      <text:h text:style-name="P19" text:outline-level="1">Přílohy</text:h>
      <text:p text:style-name="Normální">Záznam z jednání ZVOP_MV</text:p>
      <text:p text:style-name="Normální">11981, 11982_2022_VVO_ÚZ místní šetření<text:s/>Zlín</text:p>
      <text:p text:style-name="Normální">11981_11982_2022_VVO<text:s/>místní šetření<text:s/>Brno</text:p>
      <text:p text:style-name="Normální">11981_11982_2022_VVO<text:s/>pracovní jednání Vyšní</text:p>
      <text:p text:style-name="Normální">11981_11982_2022_VVO místní šetření Praha</text:p>
      <text:p text:style-name="Normální">VOP_dopis_ministra_R</text:p>
      <text:p text:style-name="Normální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KN75*</text:span>*KVOPX00EKN75*</text:p>
        <text:p text:style-name="P12"><text:span text:style-name="T13">KVOPX00EKN75</text:span>KVOPX00EKN7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8-20T08:12:00Z</meta:creation-date>
    <dc:date>2024-08-20T08:14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83" meta:character-count="1261" meta:row-count="9" meta:non-whitespace-character-count="1080"/>
  </office:meta>
</office:document-meta>
</file>